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3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1" table:number-columns-repeated="17" table:default-cell-style-name="ce1"/>
        <table:table-row table:style-name="ro1">
          <table:table-cell table:style-name="Default" office:value-type="string">
            <text:p>Baja 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9034992&amp;seasonid=14692">Gutierrez, Cristian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9042894&amp;seasonid=14692">Escoto, Brandon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7453323&amp;seasonid=14692">Covarrubias, Shino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9034999&amp;seasonid=14692">Medina, Aldo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345031&amp;seasonid=14692">Villela, Daniel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369708&amp;seasonid=14692">Nadjafi, Arman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9002141&amp;seasonid=14692">Rivas, Jesus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8173939&amp;seasonid=14692">Roman Gonzalez, Uziel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9042897&amp;seasonid=14692">Cebreros, Mario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6502024&amp;seasonid=14692">Luna, Ernesto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9083207&amp;seasonid=14692">Jimenez, Oliver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9110905&amp;seasonid=14692">Cabrera, Jose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9034969&amp;seasonid=14692">Rodriguez, Jose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5522700&amp;seasonid=14692">Espinoza, Oscar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8173933&amp;seasonid=14692">Alejandro Rivas, Manuel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9042898&amp;seasonid=14692">Rivera, Alejandro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8963277&amp;seasonid=14692">Galbraith-Knapp, Eli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9078260&amp;seasonid=14692">Medina, Jose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9034967&amp;seasonid=14692">Escobar-Velarde, Mario</text:a></text:p>
          </table:table-cell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9034965&amp;seasonid=14692">Perez, Jesus- Antonio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08">
            <text:p>608</text:p>
          </table:table-cell>
          <table:table-cell office:value-type="string">
            <text:p><text:a xlink:href="http://majorarenasoccer.stats.pointstreak.com/playerpage.html?playerid=9070934&amp;seasonid=14692">Villela, Daniel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<text:a xlink:href="http://majorarenasoccer.stats.pointstreak.com/playerpage.html?playerid=9070935&amp;seasonid=14692">Nadjafi, Arm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8208052&amp;seasonid=14692">Saray, Christian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42896&amp;seasonid=14692">Lopez, Bryan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66857&amp;seasonid=14692">Rosales, Manuel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58245&amp;seasonid=14692">Romero-Garay, Eduardo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42895&amp;seasonid=14692">Felix, Christian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22702&amp;seasonid=14692">Noriega, Sergi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112447&amp;seasonid=14692">escobar, mario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Default" office:value-type="string">
            <text:p>Baltimore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921047&amp;seasonid=14692">Donatelli, Tony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majorarenasoccer.stats.pointstreak.com/playerpage.html?playerid=8230885&amp;seasonid=14692">Dantas, Vini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921048&amp;seasonid=14692">Roque, Lucas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7921040&amp;seasonid=14692">Healey, Pat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8051245&amp;seasonid=14692">Hoxie, Andrew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921041&amp;seasonid=14692">Dos Santos, Adriano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9038965&amp;seasonid=14692">Kim, Jinho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9038962&amp;seasonid=14692">Obasi, Onua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164509&amp;seasonid=14692">Houapeu, Levi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230884&amp;seasonid=14692">Pereira, Juan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9038964&amp;seasonid=14692">Tayou, Uzi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9146179&amp;seasonid=14692">Tergou, Sofiane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8164513&amp;seasonid=14692">Melo, Jonatas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7468801&amp;seasonid=14692">Forbess, Kaoru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7921035&amp;seasonid=14692">Vanzela, William</text:a></text:p>
          </table:table-cell>
          <table:table-cell office:value-type="string">
            <text:p>G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963208&amp;seasonid=14692">Ortiz, Jeremy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9049487&amp;seasonid=14692">Raley, Jereme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<text:a xlink:href="http://majorarenasoccer.stats.pointstreak.com/playerpage.html?playerid=9051599&amp;seasonid=14692">Caltabiano, Geaton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09">
            <text:p>609</text:p>
          </table:table-cell>
          <table:table-cell office:value-type="string">
            <text:p><text:a xlink:href="http://majorarenasoccer.stats.pointstreak.com/playerpage.html?playerid=9177268&amp;seasonid=14692">Healey, Pat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164512&amp;seasonid=14692">Darvill, Jamie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9049489&amp;seasonid=14692">Figler, Jeremy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9038963&amp;seasonid=14692">Vanino, Brad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963201&amp;seasonid=14692">Cubillo, Edwin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963277&amp;seasonid=14692">Galbraith-Knapp, Eli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4">
          <table:table-cell table:style-name="Default" table:number-columns-repeated="19"/>
        </table:table-row>
        <table:table-row table:style-name="ro1">
          <table:table-cell table:style-name="Default" office:value-type="string">
            <text:p>Brownsville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8203202&amp;seasonid=14692">Gonzalez, Moises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163">
            <text:p>163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389564&amp;seasonid=14692">Parreiras, Victor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9033556&amp;seasonid=14692">Landin, Luis Angel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8203197&amp;seasonid=14692">Pineda, Ismael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table:number-columns-repeated="2"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<text:a xlink:href="http://majorarenasoccer.stats.pointstreak.com/playerpage.html?playerid=9033557&amp;seasonid=14692">Diegues, Ricardo</text:a></text:p>
          </table:table-cell>
          <table:table-cell office:value-type="string">
            <text:p>F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405355&amp;seasonid=14692">Rodriguez, Diego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9033559&amp;seasonid=14692">Ventura, Oscar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203198&amp;seasonid=14692">Ruiz, Raul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8203201&amp;seasonid=14692">Tinoco, Rodrigo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9033524&amp;seasonid=14692">Gonzalez, Hugo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203200&amp;seasonid=14692">Mendez, Topiltzin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9033651&amp;seasonid=14692">Muñiz, Pedro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<text:a xlink:href="http://majorarenasoccer.stats.pointstreak.com/playerpage.html?playerid=8317388&amp;seasonid=14692">Salazar, Raul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271979&amp;seasonid=14692">Mendoza, Christian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033560&amp;seasonid=14692">Diaz, Alejandro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9207797&amp;seasonid=14692">Villareal, Luis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9097019&amp;seasonid=14692">Pena, Julio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9070921&amp;seasonid=14692">Loera, Juan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8203196&amp;seasonid=14692">Garcia, Fidel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9051657&amp;seasonid=14692">Ochoa, Gerardo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9097098&amp;seasonid=14692">Julio, Pena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9190051&amp;seasonid=14692">Villareal, Luis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9146851&amp;seasonid=14692">Ochoa, Gerardo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9033662&amp;seasonid=14692">Barbosa, Igor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78249&amp;seasonid=14692">Moreno, Fernando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33520&amp;seasonid=14692">Altoe, Guilherme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33692&amp;seasonid=14692">Zaky, Ahmed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4">
          <table:table-cell table:style-name="Default" table:number-columns-repeated="19"/>
        </table:table-row>
        <table:table-row table:style-name="ro1">
          <table:table-cell table:style-name="Default" office:value-type="string">
            <text:p>Cedar Rapids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<text:a xlink:href="http://majorarenasoccer.stats.pointstreak.com/playerpage.html?playerid=8270422&amp;seasonid=14692">Moreira, Hewerton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<text:a xlink:href="http://majorarenasoccer.stats.pointstreak.com/playerpage.html?playerid=7959126&amp;seasonid=14692">Neto, Elmo</text:a></text:p>
          </table:table-cell>
          <table:table-cell office:value-type="string">
            <text:p>F</text:p>
          </table:table-cell>
          <table:table-cell table:number-columns-repeated="2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8135146&amp;seasonid=14692">Megson, Alex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922354&amp;seasonid=14692">Gurson, Gordy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82">
            <text:p>8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188847&amp;seasonid=14692">Farias, Carlos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9026482&amp;seasonid=14692">Kelly, Patrick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215696&amp;seasonid=14692">Guernsey, Sam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963563&amp;seasonid=14692">Robbins, Alfee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<text:a xlink:href="http://majorarenasoccer.stats.pointstreak.com/playerpage.html?playerid=5478845&amp;seasonid=14692">Ordell, Blake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9112424&amp;seasonid=14692">Bobadilla, Diego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963549&amp;seasonid=14692">Bales, Charles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<text:a xlink:href="http://majorarenasoccer.stats.pointstreak.com/playerpage.html?playerid=7369750&amp;seasonid=14692">Kapinos, Jayme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107320&amp;seasonid=14692">Tozer, Alex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8963622&amp;seasonid=14692">Johnson, Jacob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8230139&amp;seasonid=14692">Hurwitz, Bobby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6498350&amp;seasonid=14692">Kapinos, Joe</text:a></text:p>
          </table:table-cell>
          <table:table-cell office:value-type="string">
            <text:p>G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963643&amp;seasonid=14692">Valzquez, Lionardo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679">
            <text:p>679</text:p>
          </table:table-cell>
          <table:table-cell office:value-type="string">
            <text:p><text:a xlink:href="http://majorarenasoccer.stats.pointstreak.com/playerpage.html?playerid=8299713&amp;seasonid=14692">Moreira, Hewerton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7360004&amp;seasonid=14692">Jackson, Kevin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a xlink:href="http://majorarenasoccer.stats.pointstreak.com/playerpage.html?playerid=9243023&amp;seasonid=14692">Arriaga, Phibo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<text:a xlink:href="http://majorarenasoccer.stats.pointstreak.com/playerpage.html?playerid=9096925&amp;seasonid=14692">Farias, Carlos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287716&amp;seasonid=14692">Richey, Jeff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6475543&amp;seasonid=14692">Mesanovic, Semir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4776&amp;seasonid=14692">Tello, Armando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455760&amp;seasonid=14692">Adamson, Corey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963644&amp;seasonid=14692">Nash, Spencer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30121&amp;seasonid=14692">Acosta, Robert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70915&amp;seasonid=14692">Moseley, Alex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051247&amp;seasonid=14692">Boughton, Gary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99166&amp;seasonid=14692">Apodaca, Alexis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963604&amp;seasonid=14692">Paradiso, Antonell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963519&amp;seasonid=14692">Baldeh, Matthew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963521&amp;seasonid=14692">Bouare, MaHamadou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535243&amp;seasonid=14692">Nsien, Kyle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963561&amp;seasonid=14692">Mboyo, Jean Paul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963599&amp;seasonid=14692">Paradiso, Patrizio</text:a></text:p>
          </table:table-cell>
          <table:table-cell office:value-type="string">
            <text:p>GK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963640&amp;seasonid=14692">Rodriguez, Guilherme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963642&amp;seasonid=14692">Rodriguez, Gustavo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1">
          <table:table-cell table:style-name="Default" office:value-type="string">
            <text:p>Chicago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6625607&amp;seasonid=14692">Martinez, Efrain Wilo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6510015&amp;seasonid=14692">Vaca, Miguel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9001970&amp;seasonid=14692">Ortega, Luis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9024807&amp;seasonid=14692">Carvalho, Ricardo</text:a></text:p>
          </table:table-cell>
          <table:table-cell office:value-type="string">
            <text:p>F</text:p>
          </table:table-cell>
          <table:table-cell table:number-columns-repeated="2"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270362&amp;seasonid=14692">Bond, Taylor</text:a>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<text:a xlink:href="http://majorarenasoccer.stats.pointstreak.com/playerpage.html?playerid=9083522&amp;seasonid=14692">Bautista, Adolfo Bofo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6568778&amp;seasonid=14692">Camarena, Alexis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a xlink:href="http://majorarenasoccer.stats.pointstreak.com/playerpage.html?playerid=7365673&amp;seasonid=14692">Sandoval, Joshio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9024817&amp;seasonid=14692">Rojas Rivera, Osvaldo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024849&amp;seasonid=14692">Alvarez, Mario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6510110&amp;seasonid=14692">Flores, Jesus</text:a></text:p>
          </table:table-cell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9110897&amp;seasonid=14692">Gunderson, Robert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9024895&amp;seasonid=14692">Rojas Leon, Edwin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9051550&amp;seasonid=14692">Avina Ruiz, Carlos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243196&amp;seasonid=14692">Dos Santos, Douglas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351756&amp;seasonid=14692">Lostovski, Trajche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<text:a xlink:href="http://majorarenasoccer.stats.pointstreak.com/playerpage.html?playerid=8244136&amp;seasonid=14692">Beard, Ephraim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9026739&amp;seasonid=14692">Barajas, Luis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9070927&amp;seasonid=14692">Loncar, Brandon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312129&amp;seasonid=14692">Pichardo, Carlos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05">
            <text:p>605</text:p>
          </table:table-cell>
          <table:table-cell office:value-type="string">
            <text:p><text:a xlink:href="http://majorarenasoccer.stats.pointstreak.com/playerpage.html?playerid=9027072&amp;seasonid=14692">Ortega, Luis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14">
            <text:p>614</text:p>
          </table:table-cell>
          <table:table-cell office:value-type="string">
            <text:p><text:a xlink:href="http://majorarenasoccer.stats.pointstreak.com/playerpage.html?playerid=9187813&amp;seasonid=14692">Dos Santos, Douglas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09">
            <text:p>609</text:p>
          </table:table-cell>
          <table:table-cell office:value-type="string">
            <text:p><text:a xlink:href="http://majorarenasoccer.stats.pointstreak.com/playerpage.html?playerid=9070928&amp;seasonid=14692">Carvalho, Ricardo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6510016&amp;seasonid=14692">Santillan, Omar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9024848&amp;seasonid=14692">Aguilar, Antonio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24845&amp;seasonid=14692">Andrade, Ewerton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24819&amp;seasonid=14692">Paredez, Alex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26742&amp;seasonid=14692">Matthews, Byrone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24821&amp;seasonid=14692">Pires, Rainer Hauss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1">
          <table:table-cell table:style-name="Default" office:value-type="string">
            <text:p>Dallas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365450&amp;seasonid=14692">Brown, Cameron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502079&amp;seasonid=14692">Luevano, R.J.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<text:a xlink:href="http://majorarenasoccer.stats.pointstreak.com/playerpage.html?playerid=6540969&amp;seasonid=14692">Ellis, Cody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<text:a xlink:href="http://majorarenasoccer.stats.pointstreak.com/playerpage.html?playerid=6502081&amp;seasonid=14692">Cavalcante, Ricardinho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table:number-columns-repeated="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6752828&amp;seasonid=14692">Ivo, Arthur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6491440&amp;seasonid=14692">Shamu, Patrick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9046309&amp;seasonid=14692">Hernandez, Rubencho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8208200&amp;seasonid=14692">Jones, Mike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<text:a xlink:href="http://majorarenasoccer.stats.pointstreak.com/playerpage.html?playerid=9047436&amp;seasonid=14692">Eligwe, VicMor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208202&amp;seasonid=14692">Leite, Fabinho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7386993&amp;seasonid=14692">Arredondo, Gabe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8282103&amp;seasonid=14692">Aguayo, Ray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058253&amp;seasonid=14692">Ritter, Clint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8208204&amp;seasonid=14692">Piedra, Gustavo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9046315&amp;seasonid=14692">Nelson, TJ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9119928&amp;seasonid=14692">Binning, Clark</text:a>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6555904&amp;seasonid=14692">Gamboa, Juan</text:a></text:p>
          </table:table-cell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9075064&amp;seasonid=14692">Kamali, David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<text:a xlink:href="http://majorarenasoccer.stats.pointstreak.com/playerpage.html?playerid=5587027&amp;seasonid=14692">Grba, Michael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633">
            <text:p>633</text:p>
          </table:table-cell>
          <table:table-cell office:value-type="string">
            <text:p><text:a xlink:href="http://majorarenasoccer.stats.pointstreak.com/playerpage.html?playerid=9070912&amp;seasonid=14692">Ellis, Cody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9069505&amp;seasonid=14692">De Souza, Henrique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<text:a xlink:href="http://majorarenasoccer.stats.pointstreak.com/playerpage.html?playerid=6640571&amp;seasonid=14692">Milosevic, Dejan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679">
            <text:p>679</text:p>
          </table:table-cell>
          <table:table-cell office:value-type="string">
            <text:p><text:a xlink:href="http://majorarenasoccer.stats.pointstreak.com/playerpage.html?playerid=9052516&amp;seasonid=14692">Cavalcante, Ricardinh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7397918&amp;seasonid=14692">Mbemba, Franck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97094&amp;seasonid=14692">Garza, Fernando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02681&amp;seasonid=14692">Da Silva, Paolo</text:a>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146262&amp;seasonid=14692">Ibarra, Jaime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46300&amp;seasonid=14692">Luccin, Peter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9058252&amp;seasonid=14692">Hason, Paul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640572&amp;seasonid=14692">Quintana, Kristian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9046306&amp;seasonid=14692">Luna, Alex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1439&amp;seasonid=14692">Pereira, Renato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502078&amp;seasonid=14692">Lovegrove, Jamie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46314&amp;seasonid=14692">Darrow, Michael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1">
          <table:table-cell table:style-name="Default" office:value-type="string">
            <text:p>Detroit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9031755&amp;seasonid=14692">de Oliveira, Leonardo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5501050&amp;seasonid=14692">Decu, Costea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6426278&amp;seasonid=14692">Sobreira, Ricardo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9031756&amp;seasonid=14692">Goncalves, Thiago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5507232&amp;seasonid=14692">Djokic, Nik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majorarenasoccer.stats.pointstreak.com/playerpage.html?playerid=7434631&amp;seasonid=14692">Bowman, Zach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9031760&amp;seasonid=14692">Beutler, Evan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494881&amp;seasonid=14692">Dragoi, Danny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9070890&amp;seasonid=14692">Tinnion, Joey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5502405&amp;seasonid=14692">Polack, Zane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5501052&amp;seasonid=14692">Djerisilo, Miki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5502406&amp;seasonid=14692">Lopes, Ricardo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9111620&amp;seasonid=14692">Finch, Chris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5501058&amp;seasonid=14692">Scicluna, Dominic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9051421&amp;seasonid=14692">Coco, Dominic</text:a></text:p>
          </table:table-cell>
          <table:table-cell table:style-name="ce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9152761&amp;seasonid=14692">Steinwascher, Nate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7392188&amp;seasonid=14692">Mattos, Daniel Martini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7463633&amp;seasonid=14692">Malekani, Clovis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<text:a xlink:href="http://majorarenasoccer.stats.pointstreak.com/playerpage.html?playerid=9031757&amp;seasonid=14692">Dias, Rafael</text:a></text:p>
          </table:table-cell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9038102&amp;seasonid=14692">Omondi, Brian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9031758&amp;seasonid=14692">Sztanyo, Chance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9038081&amp;seasonid=14692">Chehabi, Mohammed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9152764&amp;seasonid=14692">Koso, Titus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07">
            <text:p>607</text:p>
          </table:table-cell>
          <table:table-cell office:value-type="string">
            <text:p><text:a xlink:href="http://majorarenasoccer.stats.pointstreak.com/playerpage.html?playerid=9269070&amp;seasonid=14692">Djerisilo, Miki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11">
            <text:p>611</text:p>
          </table:table-cell>
          <table:table-cell office:value-type="string">
            <text:p><text:a xlink:href="http://majorarenasoccer.stats.pointstreak.com/playerpage.html?playerid=9125484&amp;seasonid=14692">Sobreira, Ricard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16">
            <text:p>616</text:p>
          </table:table-cell>
          <table:table-cell office:value-type="string">
            <text:p><text:a xlink:href="http://majorarenasoccer.stats.pointstreak.com/playerpage.html?playerid=9096868&amp;seasonid=14692">Lopes, Ricard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6502282&amp;seasonid=14692">Campos, Ivan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111621&amp;seasonid=14692">Almeida, Ney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51422&amp;seasonid=14692">Heslop, Johno</text:a></text:p>
          </table:table-cell>
          <table:table-cell table:style-name="ce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17711&amp;seasonid=14692">Scicluna, Mario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82844&amp;seasonid=14692">Messick, Trent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647238&amp;seasonid=14692">Otieno, Victo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38101&amp;seasonid=14692">Rios, Darwin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61797&amp;seasonid=14692">Guilherme, Costa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9031751&amp;seasonid=14692">Diniz, Vitor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Default" office:value-type="string">
            <text:p>Harrisburg</text:p>
          </table:table-cell>
          <table:table-cell table:style-name="Default" table:number-columns-repeated="18"/>
        </table:table-row>
        <table:table-row table:style-name="ro1" table:number-rows-repeated="2">
          <table:table-cell table:style-name="Default" table:number-columns-repeated="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642950&amp;seasonid=14692">Teixeira, Val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6498199&amp;seasonid=14692">Witmer, Tyler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<text:a xlink:href="http://majorarenasoccer.stats.pointstreak.com/playerpage.html?playerid=8200994&amp;seasonid=14692">Thompson, Patrick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6498198&amp;seasonid=14692">Williams, Christopher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944847&amp;seasonid=14692">Chantel, Marcos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498180&amp;seasonid=14692">Fultz, Kenny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9112123&amp;seasonid=14692">Hall, Chris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a xlink:href="http://majorarenasoccer.stats.pointstreak.com/playerpage.html?playerid=9070772&amp;seasonid=14692">Davis, Brian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9111654&amp;seasonid=14692">Long, Derek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444908&amp;seasonid=14692">Kerstetter, Bradley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468800&amp;seasonid=14692">Lenker, Casey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majorarenasoccer.stats.pointstreak.com/playerpage.html?playerid=8200996&amp;seasonid=14692">NouBossie, Georges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9038963&amp;seasonid=14692">Vanino, Brad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6498186&amp;seasonid=14692">Mellor, Tom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a xlink:href="http://majorarenasoccer.stats.pointstreak.com/playerpage.html?playerid=9037319&amp;seasonid=14692">Steigleman, Boomer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342635&amp;seasonid=14692">Malone, Connor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146562&amp;seasonid=14692">Vazquez, Jamie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9185617&amp;seasonid=14692">Musa, Joel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8259607&amp;seasonid=14692">Krotee, Scott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608">
            <text:p>608</text:p>
          </table:table-cell>
          <table:table-cell office:value-type="string">
            <text:p><text:a xlink:href="http://majorarenasoccer.stats.pointstreak.com/playerpage.html?playerid=9038550&amp;seasonid=14692">Witmer, Tyler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556283&amp;seasonid=14692">Mehl, Timothy</text:a></text:p>
          </table:table-cell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921039&amp;seasonid=14692">Neto, Adauto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16">
            <text:p>616</text:p>
          </table:table-cell>
          <table:table-cell office:value-type="string">
            <text:p><text:a xlink:href="http://majorarenasoccer.stats.pointstreak.com/playerpage.html?playerid=9096861&amp;seasonid=14692">Chantel, Marcos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7921042&amp;seasonid=14692">Gonzaga, Lucio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9036604&amp;seasonid=14692">Cash, David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30350&amp;seasonid=14692">Morris, Ryan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382101&amp;seasonid=14692">Qaisi, David</text:a></text:p>
          </table:table-cell>
          <table:table-cell office:value-type="string">
            <text:p>D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9080009&amp;seasonid=14692">Hess, Kelly</text:a></text:p>
          </table:table-cell>
          <table:table-cell table:style-name="ce2"/>
          <table:table-cell table:number-columns-repeated="16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1">
          <table:table-cell table:style-name="Default" office:value-type="string">
            <text:p>Las Vegas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6346557&amp;seasonid=14692">Guzman, Eric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365720&amp;seasonid=14692">Cerda, Cesar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6453309&amp;seasonid=14692">Gonzalez, Felipe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9051656&amp;seasonid=14692">Caceres, Alex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6502282&amp;seasonid=14692">Campos, Ivan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<text:a xlink:href="http://majorarenasoccer.stats.pointstreak.com/playerpage.html?playerid=8341192&amp;seasonid=14692">Ruiz, Hiram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6453363&amp;seasonid=14692">Garcia, Roberto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6426280&amp;seasonid=14692">Simental, Ivan</text:a></text:p>
          </table:table-cell>
          <table:table-cell office:value-type="string">
            <text:p>F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6446093&amp;seasonid=14692">Hernandez, Nestor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6496682&amp;seasonid=14692">Bravo, Jonathan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8208115&amp;seasonid=14692">Gujic, Boris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8298331&amp;seasonid=14692">Moreno, Fernando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5522703&amp;seasonid=14692">Suarez, Luis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6453308&amp;seasonid=14692">Gonzalez, Juan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85317&amp;seasonid=14692">Powers, David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9028382&amp;seasonid=14692">Flores, Aldo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9026115&amp;seasonid=14692">Casillas, Hector</text:a>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290811&amp;seasonid=14692">Collins, Jackson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6496835&amp;seasonid=14692">Morales, Alejandro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6503182&amp;seasonid=14692">Kaji, Manabu</text:a>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9275748&amp;seasonid=14692">Alanis, Arturo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07">
            <text:p>607</text:p>
          </table:table-cell>
          <table:table-cell office:value-type="string">
            <text:p><text:a xlink:href="http://majorarenasoccer.stats.pointstreak.com/playerpage.html?playerid=9051659&amp;seasonid=14692">Guzman, Eric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9026094&amp;seasonid=14692">Ruiz, Juan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style-name="Default" table:number-columns-repeated="19"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6252596&amp;seasonid=14692">Sanchez, Zeke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125588&amp;seasonid=14692">Casillas, Hecto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90810&amp;seasonid=14692">Riga, Anthony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Default" office:value-type="string">
            <text:p>Milwaukee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8008781&amp;seasonid=14692">Bennett, Ian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108">
            <text:p>10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8164510&amp;seasonid=14692">Ferdinand, Max</text:a></text:p>
          </table:table-cell>
          <table:table-cell office:value-type="string">
            <text:p>M</text:p>
          </table:table-cell>
          <table:table-cell table:number-columns-repeated="3"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8008782&amp;seasonid=14692">Leite, Marcio</text:a></text:p>
          </table:table-cell>
          <table:table-cell office:value-type="string">
            <text:p>M</text:p>
          </table:table-cell>
          <table:table-cell table:number-columns-repeated="2"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040948&amp;seasonid=14692">Da Silva, Pablo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table:number-columns-repeated="2"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8963748&amp;seasonid=14692">Totsch, Sean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223428&amp;seasonid=14692">Radoncic, Bato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107317&amp;seasonid=14692">Walls, Tony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majorarenasoccer.stats.pointstreak.com/playerpage.html?playerid=8040944&amp;seasonid=14692">Greenfield, Jonathan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107318&amp;seasonid=14692">Fontana, Marcelo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040976&amp;seasonid=14692">Rampa, Tenzin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5517712&amp;seasonid=14692">St Louis, Stefan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9025107&amp;seasonid=14692">Patterson, Tony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9051578&amp;seasonid=14692">Grable, Stuart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284861&amp;seasonid=14692">Ruggles, Drew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<text:a xlink:href="http://majorarenasoccer.stats.pointstreak.com/playerpage.html?playerid=9122742&amp;seasonid=14692">DeRoux, Stephen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963772&amp;seasonid=14692">Denissen, Hans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8107314&amp;seasonid=14692">Vorberg, Nick</text:a></text:p>
          </table:table-cell>
          <table:table-cell office:value-type="string">
            <text:p>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8397854&amp;seasonid=14692">Wiedabach, Andrew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6592851&amp;seasonid=14692">Veiga, Guilherme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9001985&amp;seasonid=14692">Suprise, Phillip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28">
            <text:p>628</text:p>
          </table:table-cell>
          <table:table-cell office:value-type="string">
            <text:p><text:a xlink:href="http://majorarenasoccer.stats.pointstreak.com/playerpage.html?playerid=9111002&amp;seasonid=14692">Greenfield, Johnathan</text:a>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017893&amp;seasonid=14692">Feenstra, Marcel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office:value-type="string">
            <text:p><text:a xlink:href="http://majorarenasoccer.stats.pointstreak.com/playerpage.html?playerid=9027073&amp;seasonid=14692">Walls, Tony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9083222&amp;seasonid=14692">Kurth, Chris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02">
            <text:p>602</text:p>
          </table:table-cell>
          <table:table-cell office:value-type="string">
            <text:p><text:a xlink:href="http://majorarenasoccer.stats.pointstreak.com/playerpage.html?playerid=9087114&amp;seasonid=14692">rampa, tenzi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77">
            <text:p>677</text:p>
          </table:table-cell>
          <table:table-cell office:value-type="string">
            <text:p><text:a xlink:href="http://majorarenasoccer.stats.pointstreak.com/playerpage.html?playerid=9080318&amp;seasonid=14692">Leite, Marci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1">
          <table:table-cell table:style-name="Default"/>
          <table:table-cell office:value-type="string">
            <text:p>X <text:a xlink:href="http://majorarenasoccer.stats.pointstreak.com/playerpage.html?playerid=8430892&amp;seasonid=14692">Eisold, Matt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70891&amp;seasonid=14692">Ekstrom, Emil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70892&amp;seasonid=14692">Totsch, Se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83221&amp;seasonid=14692">Brehm, Conner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Default" office:value-type="string">
            <text:p>Missouri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090111&amp;seasonid=14692">Assadpour, Vahid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02">
            <text:p>10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189013&amp;seasonid=14692">Gibson, Leo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060168&amp;seasonid=14692">Rodriguez, Lucas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8495446&amp;seasonid=14692">Sosa, John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8189012&amp;seasonid=14692">Touloute, Max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090113&amp;seasonid=14692">Palmer, Ramone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8170039&amp;seasonid=14692">Perez, Bryan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090112&amp;seasonid=14692">Palmer, Robert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5724584&amp;seasonid=14692">Ivanovic, Milan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8153729&amp;seasonid=14692">Stokic, Stefan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8237931&amp;seasonid=14692">Williams, Kiel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7222712&amp;seasonid=14692">Ten Eyck, Kevin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8153728&amp;seasonid=14692">Harris, Brian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8170038&amp;seasonid=14692">Matingou, Alain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8215676&amp;seasonid=14692">Pardo, Boris</text:a></text:p>
          </table:table-cell>
          <table:table-cell office:value-type="string">
            <text:p>G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8397755&amp;seasonid=14692">Hoffman, Cody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7360001&amp;seasonid=14692">Pittman, Travis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346508&amp;seasonid=14692">Paterson, Stephe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<text:a xlink:href="http://majorarenasoccer.stats.pointstreak.com/playerpage.html?playerid=9038631&amp;seasonid=14692">Rodriguez, Lucas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12">
            <text:p>612</text:p>
          </table:table-cell>
          <table:table-cell office:value-type="string">
            <text:p><text:a xlink:href="http://majorarenasoccer.stats.pointstreak.com/playerpage.html?playerid=9127011&amp;seasonid=14692">Palmer, Robert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14">
            <text:p>614</text:p>
          </table:table-cell>
          <table:table-cell office:value-type="string">
            <text:p><text:a xlink:href="http://majorarenasoccer.stats.pointstreak.com/playerpage.html?playerid=9109275&amp;seasonid=14692">Gibson, Le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Default" office:value-type="string">
            <text:p>Ontario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051243&amp;seasonid=14692">Salles, Mauricio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46">
            <text:p>46</text:p>
          </table:table-cell>
          <table:table-cell office:value-type="float" office:value="138">
            <text:p>138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310639&amp;seasonid=14692">Dias, Tiguinho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6642343&amp;seasonid=14692">Topete, Juan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332993&amp;seasonid=14692">Nunez, Tino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7482485&amp;seasonid=14692">Sesay, Israel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8146806&amp;seasonid=14692">Basso, Stephen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6787287&amp;seasonid=14692">Santana, Nelson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9026336&amp;seasonid=14692">Gonzalez, Juan Carlos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491431&amp;seasonid=14692">Couch, Kiley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426002&amp;seasonid=14692">Tornel, Robert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<text:a xlink:href="http://majorarenasoccer.stats.pointstreak.com/playerpage.html?playerid=7921042&amp;seasonid=14692">Gonzaga, Lucio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9145814&amp;seasonid=14692">Reyes, Andy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6491432&amp;seasonid=14692">David, Shaun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5501249&amp;seasonid=14692">Maret, Corey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9145796&amp;seasonid=14692">Mosqueda, Ulises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7295451&amp;seasonid=14692">Freitas de Carvalho, Sanaldo</text:a></text:p>
          </table:table-cell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9155610&amp;seasonid=14692">Llamas, Edgar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5646384&amp;seasonid=14692">Lilavois, Bernie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49072&amp;seasonid=14692">Pacheco, Joey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6475543&amp;seasonid=14692">Mesanovic, Semi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096481&amp;seasonid=14692">Gonzalez, Manuel</text:a>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04">
            <text:p>604</text:p>
          </table:table-cell>
          <table:table-cell office:value-type="string">
            <text:p><text:a xlink:href="http://majorarenasoccer.stats.pointstreak.com/playerpage.html?playerid=9039000&amp;seasonid=14692">Couch, Kiley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7458812&amp;seasonid=14692">Vidaurrazaga, Christi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8051298&amp;seasonid=14692">Sales Oliveira, Luan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051250&amp;seasonid=14692">Tavernese, Joey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9034190&amp;seasonid=14692">Ayers, Josh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96482&amp;seasonid=14692">Budnyy, Andriy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120569&amp;seasonid=14692">Rivera, Cesar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96480&amp;seasonid=14692">Quintero, Gabriel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1">
          <table:table-cell table:style-name="Default" office:value-type="string">
            <text:p>Sacramento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9017228&amp;seasonid=14692">Echeverria, Anibal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table:number-columns-repeated="2"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8351457&amp;seasonid=14692">Germain, Matt</text:a></text:p>
          </table:table-cell>
          <table:table-cell office:value-type="string">
            <text:p>M</text:p>
          </table:table-cell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7360902&amp;seasonid=14692">Levesque, Norman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363849&amp;seasonid=14692">Campbell, Bryce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88217&amp;seasonid=14692">Paz, Alex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9080908&amp;seasonid=14692">Munoz, Jose</text:a></text:p>
          </table:table-cell>
          <table:table-cell table:style-name="ce2"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9017237&amp;seasonid=14692">Radmand, Ali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9017259&amp;seasonid=14692">Carranza, Carlos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6494886&amp;seasonid=14692">Brioso, Niko</text:a></text:p>
          </table:table-cell>
          <table:table-cell office:value-type="string">
            <text:p>D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5499667&amp;seasonid=14692">Fernandez, Jorge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6494885&amp;seasonid=14692">Bonilla, Selvin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9017243&amp;seasonid=14692">Garcia, Luis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6494895&amp;seasonid=14692">Martin, Jason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6494893&amp;seasonid=14692">Lopez, Emanuel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410990&amp;seasonid=14692">Scott, Tyler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9016260&amp;seasonid=14692">Welch, Chris</text:a></text:p>
          </table:table-cell>
          <table:table-cell office:value-type="string">
            <text:p>G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9170136&amp;seasonid=14692">Buringrud, Nicholas</text:a>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086918&amp;seasonid=14692">Contreraz, Sergio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217965&amp;seasonid=14692">Garcia, Dennis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7570711&amp;seasonid=14692">Nunes, Brady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9170212&amp;seasonid=14692">Araiza, Josue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<text:a xlink:href="http://majorarenasoccer.stats.pointstreak.com/playerpage.html?playerid=9222536&amp;seasonid=14692">chris, welch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Default"/>
          <table:table-cell office:value-type="string">
            <text:p>X <text:a xlink:href="http://majorarenasoccer.stats.pointstreak.com/playerpage.html?playerid=9017247&amp;seasonid=14692">Tobie, Mike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16302&amp;seasonid=14692">Olajcde, Solomi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9027914&amp;seasonid=14692">Lwasa, Matt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7968&amp;seasonid=14692">Alexander, Cole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441965&amp;seasonid=14692">Mata, Alex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170135&amp;seasonid=14692">Randolph, Michael</text:a></text:p>
          </table:table-cell>
          <table:table-cell office:value-type="string">
            <text:p>D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170134&amp;seasonid=14692">Valenzuela, Jesus</text:a></text:p>
          </table:table-cell>
          <table:table-cell office:value-type="string">
            <text:p>M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174206&amp;seasonid=14692">Wiesenfarth, Nic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17271&amp;seasonid=14692">Gonzales, Diego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1">
          <table:table-cell table:style-name="Default" office:value-type="string">
            <text:p>Saltillo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7366646&amp;seasonid=14692">Baez, Victor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111">
            <text:p>111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6496832&amp;seasonid=14692">Flores, Erick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6496828&amp;seasonid=14692">Teran, Armando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6496829&amp;seasonid=14692">Flores, Edgar</text:a></text:p>
          </table:table-cell>
          <table:table-cell office:value-type="string">
            <text:p>F</text:p>
          </table:table-cell>
          <table:table-cell table:number-columns-repeated="2"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9049476&amp;seasonid=14692">Najera Esquivel, Angel Adolfo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6496830&amp;seasonid=14692">Jalomo, Juan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049470&amp;seasonid=14692">Martinez Cerda, Jose Angel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9101658&amp;seasonid=14692">Garza, Jose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366642&amp;seasonid=14692">Hernandez, Mario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8228313&amp;seasonid=14692">Montoya, Christian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9157255&amp;seasonid=14692">Chavarria, Angel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9069479&amp;seasonid=14692">Ochoa, Diego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6528855&amp;seasonid=14692">Vallejo, Hector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<text:a xlink:href="http://majorarenasoccer.stats.pointstreak.com/playerpage.html?playerid=9240393&amp;seasonid=14692">Nava, Jesus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<text:a xlink:href="http://majorarenasoccer.stats.pointstreak.com/playerpage.html?playerid=9169539&amp;seasonid=14692">Carmona, Oscar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<text:a xlink:href="http://majorarenasoccer.stats.pointstreak.com/playerpage.html?playerid=9240394&amp;seasonid=14692">Garcia, Oscar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<text:a xlink:href="http://majorarenasoccer.stats.pointstreak.com/playerpage.html?playerid=9100469&amp;seasonid=14692">Tejada, Gabriel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7466353&amp;seasonid=14692">Diaz, Francisco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9087137&amp;seasonid=14692">Lopez, Hector</text:a></text:p>
          </table:table-cell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9087135&amp;seasonid=14692">Medellin, Sergio</text:a>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442598&amp;seasonid=14692">Palacio, Emmanuel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a xlink:href="http://majorarenasoccer.stats.pointstreak.com/playerpage.html?playerid=9205991&amp;seasonid=14692">Gonzales, Eliud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<text:a xlink:href="http://majorarenasoccer.stats.pointstreak.com/playerpage.html?playerid=7383007&amp;seasonid=14692">Robles, Adrian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7312135&amp;seasonid=14692">Morales, Juventino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9205990&amp;seasonid=14692">Nava, Antonio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618">
            <text:p>618</text:p>
          </table:table-cell>
          <table:table-cell office:value-type="string">
            <text:p><text:a xlink:href="http://majorarenasoccer.stats.pointstreak.com/playerpage.html?playerid=9170817&amp;seasonid=14692">Diaz, Francisco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7333000&amp;seasonid=14692">Aguilar, Brayan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70924&amp;seasonid=14692">Portales, Carlos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87133&amp;seasonid=14692">Salinas, Sergio</text:a>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87132&amp;seasonid=14692">Martinez, Diego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87134&amp;seasonid=14692">Gutierrez, Jonathan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49484&amp;seasonid=14692">Gonzalez Nino, Eliud Amaury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49449&amp;seasonid=14692">Salinas, Raul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49442&amp;seasonid=14692">Almanza, Sergio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70923&amp;seasonid=14692">Valdez, Carlos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69481&amp;seasonid=14692">Raigoza, Rafael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158096&amp;seasonid=14692">Gonzalez, Elivio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106336&amp;seasonid=14692">Lopez, Hector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14776&amp;seasonid=14692">Tello, Armando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147879&amp;seasonid=14692">Davila, Marco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23726&amp;seasonid=14692">Sanchez, Victor Hug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Default" office:value-type="string">
            <text:p>San Diego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<text:a xlink:href="http://majorarenasoccer.stats.pointstreak.com/playerpage.html?playerid=5516762&amp;seasonid=14692">Chiles, Kraig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7360002&amp;seasonid=14692">Clare, Matt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7993940&amp;seasonid=14692">Perera, Nick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5516754&amp;seasonid=14692">Velez, Eddie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5516748&amp;seasonid=14692">Medina, Anthony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5478377&amp;seasonid=14692">Tovar, Enrique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<text:a xlink:href="http://majorarenasoccer.stats.pointstreak.com/playerpage.html?playerid=8223427&amp;seasonid=14692">Quiroz, Victor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7363581&amp;seasonid=14692">McNeley, Evan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516752&amp;seasonid=14692">Luna, Chiky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8051298&amp;seasonid=14692">Sales Oliveira, Luan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a xlink:href="http://majorarenasoccer.stats.pointstreak.com/playerpage.html?playerid=6491405&amp;seasonid=14692">Hughes, Jeff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<text:a xlink:href="http://majorarenasoccer.stats.pointstreak.com/playerpage.html?playerid=7333001&amp;seasonid=14692">Tovar, Erick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6690651&amp;seasonid=14692">Reza, Raymundo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5516766&amp;seasonid=14692">Farber, Brian</text:a></text:p>
          </table:table-cell>
          <table:table-cell office:value-type="string">
            <text:p>M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a xlink:href="http://majorarenasoccer.stats.pointstreak.com/playerpage.html?playerid=9012488&amp;seasonid=14692">Ruiz, Angel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510148&amp;seasonid=14692">Santos, Jonatan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5516751&amp;seasonid=14692">Roberto, Ze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majorarenasoccer.stats.pointstreak.com/playerpage.html?playerid=5516760&amp;seasonid=14692">Toth, Chris</text:a></text:p>
          </table:table-cell>
          <table:table-cell office:value-type="string">
            <text:p>G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5516755&amp;seasonid=14692">Martin, Scott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58">
            <text:p>658</text:p>
          </table:table-cell>
          <table:table-cell office:value-type="string">
            <text:p><text:a xlink:href="http://majorarenasoccer.stats.pointstreak.com/playerpage.html?playerid=8244823&amp;seasonid=14692">Quiroz, Victor</text:a>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<text:a xlink:href="http://majorarenasoccer.stats.pointstreak.com/playerpage.html?playerid=6453307&amp;seasonid=14692">Molina, Jesus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9037650&amp;seasonid=14692">Abraham, Harry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9184649&amp;seasonid=14692">Delgado, Dan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32">
            <text:p>632</text:p>
          </table:table-cell>
          <table:table-cell office:value-type="string">
            <text:p><text:a xlink:href="http://majorarenasoccer.stats.pointstreak.com/playerpage.html?playerid=9080289&amp;seasonid=14692">Hughes, Jeff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4">
          <table:table-cell table:style-name="Default" table:number-columns-repeated="19"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5516746&amp;seasonid=14692">Hagerty, Chad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215675&amp;seasonid=14692">Sebele, Abel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9070602&amp;seasonid=14692">Piffer, Luis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1">
          <table:table-cell table:style-name="Default" office:value-type="string">
            <text:p>Sonora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283621&amp;seasonid=14692">Tayou, Franck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8979933&amp;seasonid=14692">Leyva, Alejandro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8219640&amp;seasonid=14692">Garcia, Damian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 office:value-type="float" office:value="102">
            <text:p>102</text:p>
          </table:table-cell>
          <table:table-cell table:number-columns-repeated="2"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9008966&amp;seasonid=14692">Lopez, Daniel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8341190&amp;seasonid=14692">Segura, Christian</text:a></text:p>
          </table:table-cell>
          <table:table-cell office:value-type="string">
            <text:p>M</text:p>
          </table:table-cell>
          <table:table-cell table:number-columns-repeated="2"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8382700&amp;seasonid=14692">Rosas, Erick</text:a>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036813&amp;seasonid=14692">Rosales, Gustavo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9008968&amp;seasonid=14692">Cañez, Enrique</text:a></text:p>
          </table:table-cell>
          <table:table-cell office:value-type="string">
            <text:p>F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7283620&amp;seasonid=14692">Parente, David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<text:a xlink:href="http://majorarenasoccer.stats.pointstreak.com/playerpage.html?playerid=7332998&amp;seasonid=14692">Reynoso, Diego</text:a></text:p>
          </table:table-cell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8979963&amp;seasonid=14692">Escalante, Roberto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9031825&amp;seasonid=14692">Campoy, Jose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<text:a xlink:href="http://majorarenasoccer.stats.pointstreak.com/playerpage.html?playerid=9008992&amp;seasonid=14692">Garcia, Antonio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9018230&amp;seasonid=14692">Contreras, Raymundo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979918&amp;seasonid=14692">Miller, Adrian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979927&amp;seasonid=14692">Hernandez, Diego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majorarenasoccer.stats.pointstreak.com/playerpage.html?playerid=9008986&amp;seasonid=14692">Amaya, Bernado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9008971&amp;seasonid=14692">Estrella, Martin</text:a></text:p>
          </table:table-cell>
          <table:table-cell office:value-type="string">
            <text:p>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8980420&amp;seasonid=14692">Cuadras, Luis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9008976&amp;seasonid=14692">Acuña, Ivan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607">
            <text:p>607</text:p>
          </table:table-cell>
          <table:table-cell office:value-type="string">
            <text:p><text:a xlink:href="http://majorarenasoccer.stats.pointstreak.com/playerpage.html?playerid=9053113&amp;seasonid=14692">Segura, Christian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9008994&amp;seasonid=14692">Chavez, Abraham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8979990&amp;seasonid=14692">Hernandez, Ulises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Default"/>
          <table:table-cell office:value-type="string">
            <text:p>X <text:a xlink:href="http://majorarenasoccer.stats.pointstreak.com/playerpage.html?playerid=9068445&amp;seasonid=14692">Villa, Rai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08970&amp;seasonid=14692">Contreras, Raymundo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08974&amp;seasonid=14692">Miranda, José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08984&amp;seasonid=14692">Sanchez, Enrique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980418&amp;seasonid=14692">Ramirez, Osven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5">
          <table:table-cell table:style-name="Default" table:number-columns-repeated="19"/>
        </table:table-row>
        <table:table-row table:style-name="ro1">
          <table:table-cell table:style-name="Default" office:value-type="string">
            <text:p>St. Louis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7946261&amp;seasonid=14692">Sinclair, Odaine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8214629&amp;seasonid=14692">Almeida, Lucas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9100462&amp;seasonid=14692">Hayne, Andre</text:a>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108391&amp;seasonid=14692">Moojen, Freddy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9036610&amp;seasonid=14692">Berko, Daniel</text:a>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http://majorarenasoccer.stats.pointstreak.com/playerpage.html?playerid=8107321&amp;seasonid=14692">Arico, Anthony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425099&amp;seasonid=14692">Schmermund, Richard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478842&amp;seasonid=14692">Kafedzic, Elvir</text:a>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<text:a xlink:href="http://majorarenasoccer.stats.pointstreak.com/playerpage.html?playerid=9122730&amp;seasonid=14692">France, Victor</text:a>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7945314&amp;seasonid=14692">Vandegriffe, Chad</text:a></text:p>
          </table:table-cell>
          <table:table-cell office:value-type="string">
            <text:p>D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285534&amp;seasonid=14692">DiMaria, Jeff</text:a></text:p>
          </table:table-cell>
          <table:table-cell office:value-type="string">
            <text:p>D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7266527&amp;seasonid=14692">Costakis, Cody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7425098&amp;seasonid=14692">MacGregor, Ross</text:a>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5478843&amp;seasonid=14692">Mattingly, Chris</text:a></text:p>
          </table:table-cell>
          <table:table-cell office:value-type="string">
            <text:p>D</text:p>
          </table:table-cell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258939&amp;seasonid=14692">Paul, David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9207800&amp;seasonid=14692">Mota, Luiz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230448&amp;seasonid=14692">Sliwa, Piotr</text:a></text:p>
          </table:table-cell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<text:a xlink:href="http://majorarenasoccer.stats.pointstreak.com/playerpage.html?playerid=8079756&amp;seasonid=14692">Moreira, Marcelo</text:a>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9026494&amp;seasonid=14692">Garrett, Ian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9046426&amp;seasonid=14692">Hundelt, Dylan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office:value-type="string">
            <text:p><text:a xlink:href="http://majorarenasoccer.stats.pointstreak.com/playerpage.html?playerid=9051551&amp;seasonid=14692">Almeida, Lucas</text:a>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13">
            <text:p>613</text:p>
          </table:table-cell>
          <table:table-cell office:value-type="string">
            <text:p><text:a xlink:href="http://majorarenasoccer.stats.pointstreak.com/playerpage.html?playerid=9097721&amp;seasonid=14692">Takada, Kentar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9187533&amp;seasonid=14692">Luiz, Mota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7922354&amp;seasonid=14692">Gurson, Gordy</text:a>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26493&amp;seasonid=14692">Takada, Kentaro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174678&amp;seasonid=14692">Forbes, Manny</text:a>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478845&amp;seasonid=14692">Ordell, Blake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30139&amp;seasonid=14692">Hurwitz, Bobby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411312&amp;seasonid=14692">Scott, Cory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074552&amp;seasonid=14692">Dowell, Kory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49506&amp;seasonid=14692">Anderson, Ryan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512470&amp;seasonid=14692">Kranz, Greg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36611&amp;seasonid=14692">Mansfield, Chris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21462&amp;seasonid=14692">John-Williams, Gerard</text:a></text:p>
          </table:table-cell>
          <table:table-cell office:value-type="string">
            <text:p>M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21464&amp;seasonid=14692">Duarte, Axel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368887&amp;seasonid=14692">Corby, Kevin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8381049&amp;seasonid=14692">Kelly, Tim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9059946&amp;seasonid=14692">Cruz, Derek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26499&amp;seasonid=14692">Gabeljic, Adnan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1">
          <table:table-cell table:style-name="Default" office:value-type="string">
            <text:p>Syracuse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<text:a xlink:href="http://majorarenasoccer.stats.pointstreak.com/playerpage.html?playerid=7948241&amp;seasonid=14692">Forbes, Kenardo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<text:a xlink:href="http://majorarenasoccer.stats.pointstreak.com/playerpage.html?playerid=8051250&amp;seasonid=14692">Tavernese, Joey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7921044&amp;seasonid=14692">Gibson, Jerjer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7959104&amp;seasonid=14692">Manfut, Antonio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http://majorarenasoccer.stats.pointstreak.com/playerpage.html?playerid=7946874&amp;seasonid=14692">Jelovac, Bo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8229756&amp;seasonid=14692">Ubiparipovic, Slavisa</text:a>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<text:a xlink:href="http://majorarenasoccer.stats.pointstreak.com/playerpage.html?playerid=8037584&amp;seasonid=14692">Bourdeau, Nate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7944849&amp;seasonid=14692">Vitale, Domenico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9047348&amp;seasonid=14692">Toby, Darren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http://majorarenasoccer.stats.pointstreak.com/playerpage.html?playerid=8051248&amp;seasonid=14692">Schindler, Jake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9042874&amp;seasonid=14692">Losee, Garrett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9047350&amp;seasonid=14692">Petrera, Vittorio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299601&amp;seasonid=14692">Crawford, Tim</text:a>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8051247&amp;seasonid=14692">Boughton, Gary</text:a>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     (TOTALS)</text:p>
          </table:table-cell>
          <table:table-cell table:style-name="ce2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style-name="ce2"/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8321153&amp;seasonid=14692">Miller, Doug</text:a>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9075750&amp;seasonid=14692">Tom, Austin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9068155&amp;seasonid=14692">Hassan, Zahir</text:a>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7959106&amp;seasonid=14692">OQuinn, Bryan</text:a>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majorarenasoccer.stats.pointstreak.com/playerpage.html?playerid=9083525&amp;seasonid=14692">MacNabb, Zack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9152482&amp;seasonid=14692">Coughlin, Andrew</text:a>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9047349&amp;seasonid=14692">Yatsishin, Bogdan</text:a>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9184671&amp;seasonid=14692">Almaliti, Musa</text:a>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13">
            <text:p>613</text:p>
          </table:table-cell>
          <table:table-cell office:value-type="string">
            <text:p><text:a xlink:href="http://majorarenasoccer.stats.pointstreak.com/playerpage.html?playerid=9081800&amp;seasonid=14692">Jelovac, B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21">
            <text:p>621</text:p>
          </table:table-cell>
          <table:table-cell office:value-type="string">
            <text:p><text:a xlink:href="http://majorarenasoccer.stats.pointstreak.com/playerpage.html?playerid=9149630&amp;seasonid=14692">Toby, Darre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4">
          <table:table-cell table:style-name="Default" table:number-columns-repeated="19"/>
        </table:table-row>
        <table:table-row table:style-name="ro1">
          <table:table-cell table:style-name="Default"/>
          <table:table-cell office:value-type="string">
            <text:p>X <text:a xlink:href="http://majorarenasoccer.stats.pointstreak.com/playerpage.html?playerid=9047346&amp;seasonid=14692">Elenio, Cory</text:a>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47345&amp;seasonid=14692">Perrella, Matt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1">
          <table:table-cell table:style-name="Default" office:value-type="string">
            <text:p>Tacoma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8348372&amp;seasonid=14692">West, Adam</text:a></text:p>
          </table:table-cell>
          <table:table-cell office:value-type="string">
            <text:p>D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8230142&amp;seasonid=14692">Johnson, Derek</text:a>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5516756&amp;seasonid=14692">Antoniuk, Dan</text:a>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http://majorarenasoccer.stats.pointstreak.com/playerpage.html?playerid=8348373&amp;seasonid=14692">Gjertsen, Joey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8979740&amp;seasonid=14692">Ramos, Michael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8230143&amp;seasonid=14692">Cox, Jamael</text:a>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http://majorarenasoccer.stats.pointstreak.com/playerpage.html?playerid=8979628&amp;seasonid=14692">Cairel, Joseph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8135740&amp;seasonid=14692">Hall, Tyrone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5491849&amp;seasonid=14692">Lee, Mark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http://majorarenasoccer.stats.pointstreak.com/playerpage.html?playerid=8979686&amp;seasonid=14692">Keitz, Corey</text:a></text:p>
          </table:table-cell>
          <table:table-cell office:value-type="string">
            <text:p>D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http://majorarenasoccer.stats.pointstreak.com/playerpage.html?playerid=5561949&amp;seasonid=14692">Cox, Raphael</text:a></text:p>
          </table:table-cell>
          <table:table-cell office:value-type="string">
            <text:p>F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http://majorarenasoccer.stats.pointstreak.com/playerpage.html?playerid=8979642&amp;seasonid=14692">Hanson, Chase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8409448&amp;seasonid=14692">Peterson, Troy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http://majorarenasoccer.stats.pointstreak.com/playerpage.html?playerid=5491850&amp;seasonid=14692">Mohn, Steve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http://majorarenasoccer.stats.pointstreak.com/playerpage.html?playerid=8979649&amp;seasonid=14692">Jensen, Trevor</text:a>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8051244&amp;seasonid=14692">Fauske, Elliot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8230150&amp;seasonid=14692">McCluskey, Vince</text:a>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http://majorarenasoccer.stats.pointstreak.com/playerpage.html?playerid=8090110&amp;seasonid=14692">Waltman, Danny</text:a></text:p>
          </table:table-cell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9104354&amp;seasonid=14692">Roberts, Michael</text:a>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5491847&amp;seasonid=14692">Bader, Jeff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6643250&amp;seasonid=14692">Denmark, Evan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a xlink:href="http://majorarenasoccer.stats.pointstreak.com/playerpage.html?playerid=5646321&amp;seasonid=14692">Kintz, Chris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2">
          <table:table-cell table:style-name="Default" table:number-columns-repeated="19"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8348339&amp;seasonid=14692">McCormick, Duncan</text:a>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921046&amp;seasonid=14692">Beasley, Jamar</text:a>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561951&amp;seasonid=14692">Vickers, Cam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496223&amp;seasonid=14692">Wenzel, Micah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55741&amp;seasonid=14692">Hidalgo, Luis</text:a></text:p>
          </table:table-cell>
          <table:table-cell office:value-type="string">
            <text:p>D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1">
          <table:table-cell table:style-name="Default" office:value-type="string">
            <text:p>Turlock</text:p>
          </table:table-cell>
          <table:table-cell table:style-name="Default" table:number-columns-repeated="18"/>
        </table:table-row>
        <table:table-row table:style-name="ro1">
          <table:table-cell table:style-name="Default" table:number-columns-repeated="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http://majorarenasoccer.stats.pointstreak.com/playerpage.html?playerid=5534360&amp;seasonid=14692">Pulido, Arturo</text:a>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92">
            <text:p>92</text:p>
          </table:table-cell>
          <table:table-cell table:number-columns-repeated="2"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http://majorarenasoccer.stats.pointstreak.com/playerpage.html?playerid=5499658&amp;seasonid=14692">Gutierrez, Adrian</text:a>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97">
            <text:p>9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http://majorarenasoccer.stats.pointstreak.com/playerpage.html?playerid=6625665&amp;seasonid=14692">Vergara, Salvador</text:a>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http://majorarenasoccer.stats.pointstreak.com/playerpage.html?playerid=7365805&amp;seasonid=14692">Plascencia, Adrian</text:a></text:p>
          </table:table-cell>
          <table:table-cell office:value-type="string">
            <text:p>F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http://majorarenasoccer.stats.pointstreak.com/playerpage.html?playerid=5693198&amp;seasonid=14692">Koochoie, Bronil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http://majorarenasoccer.stats.pointstreak.com/playerpage.html?playerid=5499668&amp;seasonid=14692">Arista, Martyn</text:a></text:p>
          </table:table-cell>
          <table:table-cell office:value-type="string">
            <text:p>D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http://majorarenasoccer.stats.pointstreak.com/playerpage.html?playerid=5499664&amp;seasonid=14692">Barajas, Jose</text:a>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http://majorarenasoccer.stats.pointstreak.com/playerpage.html?playerid=7495960&amp;seasonid=14692">Pulido, Adrian</text:a></text:p>
          </table:table-cell>
          <table:table-cell office:value-type="string">
            <text:p>D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http://majorarenasoccer.stats.pointstreak.com/playerpage.html?playerid=6612990&amp;seasonid=14692">Carmona, Jorge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a xlink:href="http://majorarenasoccer.stats.pointstreak.com/playerpage.html?playerid=5535540&amp;seasonid=14692">Alcauter, Rafael</text:a>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http://majorarenasoccer.stats.pointstreak.com/playerpage.html?playerid=6502280&amp;seasonid=14692">Sousa, Sergio</text:a>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http://majorarenasoccer.stats.pointstreak.com/playerpage.html?playerid=9024372&amp;seasonid=14692">Garcia, Luis</text:a>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http://majorarenasoccer.stats.pointstreak.com/playerpage.html?playerid=5500370&amp;seasonid=14692">Belmonte, Jesus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http://majorarenasoccer.stats.pointstreak.com/playerpage.html?playerid=9145820&amp;seasonid=14692">Bettencourt, Christopher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<text:a xlink:href="http://majorarenasoccer.stats.pointstreak.com/playerpage.html?playerid=9155620&amp;seasonid=14692">Castaneda, Roberto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http://majorarenasoccer.stats.pointstreak.com/playerpage.html?playerid=9024377&amp;seasonid=14692">Calvo, Anthony</text:a>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http://majorarenasoccer.stats.pointstreak.com/playerpage.html?playerid=9124578&amp;seasonid=14692">Pulido, Anthony</text:a>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<text:a xlink:href="http://majorarenasoccer.stats.pointstreak.com/playerpage.html?playerid=9145819&amp;seasonid=14692">Hernandez, Larry</text:a>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http://majorarenasoccer.stats.pointstreak.com/playerpage.html?playerid=8408165&amp;seasonid=14692">Martinez, Edgar G</text:a></text:p>
          </table:table-cell>
          <table:table-cell office:value-type="string">
            <text:p>G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http://majorarenasoccer.stats.pointstreak.com/playerpage.html?playerid=9024376&amp;seasonid=14692">Ramirez, Daniel</text:a>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<text:a xlink:href="http://majorarenasoccer.stats.pointstreak.com/playerpage.html?playerid=9146178&amp;seasonid=14692">Schwalbach, Austin</text:a>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float" office:value="615">
            <text:p>615</text:p>
          </table:table-cell>
          <table:table-cell office:value-type="string">
            <text:p><text:a xlink:href="http://majorarenasoccer.stats.pointstreak.com/playerpage.html?playerid=9170465&amp;seasonid=14692">Pulido, Adrian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http://majorarenasoccer.stats.pointstreak.com/playerpage.html?playerid=9226551&amp;seasonid=14692">Rodriguez, Aldo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float" office:value="610">
            <text:p>610</text:p>
          </table:table-cell>
          <table:table-cell office:value-type="string">
            <text:p><text:a xlink:href="http://majorarenasoccer.stats.pointstreak.com/playerpage.html?playerid=9157884&amp;seasonid=14692">Gutierrez, Adri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 table:number-rows-repeated="3">
          <table:table-cell table:style-name="Default" table:number-columns-repeated="19"/>
        </table:table-row>
        <table:table-row table:style-name="ro3">
          <table:table-cell table:style-name="Default"/>
          <table:table-cell office:value-type="string">
            <text:p>X <text:a xlink:href="http://majorarenasoccer.stats.pointstreak.com/playerpage.html?playerid=6453308&amp;seasonid=14692">Gonzalez, Juan</text:a>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6494896&amp;seasonid=14692">Martinez, Jose</text:a>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88949&amp;seasonid=14692">Meza, Eduardo</text:a>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24370&amp;seasonid=14692">Manzo, Carlos</text:a>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499660&amp;seasonid=14692">Saldate, Samuel</text:a>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7412672&amp;seasonid=14692">Flores, Juan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44139&amp;seasonid=14692">Lara, Alonso</text:a>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table:style-name="ce2"/>
          <table:table-cell office:value-type="string">
            <text:p>X <text:a xlink:href="http://majorarenasoccer.stats.pointstreak.com/playerpage.html?playerid=9050885&amp;seasonid=14692">Ortega, Jose</text:a>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56497&amp;seasonid=14692">Martinez, Jose</text:a>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60696&amp;seasonid=14692">Robledo, Uriel</text:a>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365798&amp;seasonid=14692">Corona, Tony</text:a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9070948&amp;seasonid=14692">Gonzalez, Juan</text:a>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7275357&amp;seasonid=14692">Rosales, Javier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8244132&amp;seasonid=14692">Aguilera, Jose</text:a></text:p>
          </table:table-cell>
          <table:table-cell office:value-type="string">
            <text:p>F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3">
          <table:table-cell table:style-name="ce2"/>
          <table:table-cell office:value-type="string">
            <text:p>X <text:a xlink:href="http://majorarenasoccer.stats.pointstreak.com/playerpage.html?playerid=5499669&amp;seasonid=14692">Arteaga, Santos</text:a></text:p>
          </table:table-cell>
          <table:table-cell office:value-type="string">
            <text:p>G</text:p>
          </table:table-cell>
          <table:table-cell table:number-columns-repeated="16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4/23/2016</text:date>, <text:time>20:1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Edgemon</meta:initial-creator>
    <meta:creation-date>2016-04-23T17:04:36</meta:creation-date>
    <dc:date>2016-04-23T20:16:31</dc:date>
    <dc:creator>Christopher Edgemon</dc:creator>
    <meta:editing-duration>PT11M47S</meta:editing-duration>
    <meta:editing-cycles>2</meta:editing-cycles>
    <meta:generator>OpenOffice/4.1.2$Unix OpenOffice.org_project/412m3$Build-9782</meta:generator>
    <meta:document-statistic meta:table-count="3" meta:cell-count="11630" meta:object-count="0"/>
    <meta:user-defined meta:name=""/>
  </office:meta>
</office:document-meta>
</file>